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ewewewwwwwwwwwwwwwwwwwwwwwwwwwwwwwwww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ktikan</dc:creator>
    <meta:creation-date>2009-04-16T11:32:00Z</meta:creation-date>
    <dc:date>2017-08-21T03:52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" meta:character-count="39" meta:row-count="1" meta:non-whitespace-character-count="35"/>
  </office:meta>
</office:document-meta>
</file>